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# handlers</text:p>
          </table:table-cell>
          <table:table-cell table:style-name="ce1" office:value-type="string" calcext:value-type="string">
            <text:p>timeout</text:p>
          </table:table-cell>
          <table:table-cell table:style-name="ce1" office:value-type="string" calcext:value-type="string">
            <text:p># senders</text:p>
          </table:table-cell>
          <table:table-cell table:style-name="ce1" office:value-type="string" calcext:value-type="string">
            <text:p># msgs / sender</text:p>
          </table:table-cell>
          <table:table-cell table:style-name="ce1" office:value-type="string" calcext:value-type="string">
            <text:p># msgs</text:p>
          </table:table-cell>
          <table:table-cell table:style-name="ce1" office:value-type="string" calcext:value-type="string">
            <text:p>micro</text:p>
          </table:table-cell>
          <table:table-cell table:style-name="ce1" office:value-type="string" calcext:value-type="string">
            <text:p>milli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2]/[.D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3]/[.D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4]/[.D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5]/[.D5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6]/[.D6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7]/[.D7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8]/[.D8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9]/[.D9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0]/[.D10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1]/[.D11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12]/[.D1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13]/[.D1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14]/[.D14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15]/[.D15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6]/[.D16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7]/[.D17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18]/[.D18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19]/[.D19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20]/[.D20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21]/[.D21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22]/[.D22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23]/[.D23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24]/[.D24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25]/[.D25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26]/[.D26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27]/[.D27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28]/[.D28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29]/[.D29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30]/[.D30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31]/[.D31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32]/[.D32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33]/[.D33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34]/[.D34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35]/[.D35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36]/[.D36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37]/[.D37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38]/[.D38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39]/[.D39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40]/[.D40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41]/[.D41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42]/[.D4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43]/[.D4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44]/[.D4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45]/[.D45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46]/[.D46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47]/[.D47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48]/[.D48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49]/[.D49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50]/[.D50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51]/[.D51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52]/[.D5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53]/[.D5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54]/[.D54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55]/[.D55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56]/[.D56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57]/[.D57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58]/[.D58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59]/[.D59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60]/[.D60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61]/[.D61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62]/[.D62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63]/[.D63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64]/[.D64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65]/[.D65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66]/[.D66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67]/[.D67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68]/[.D68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69]/[.D69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70]/[.D70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71]/[.D71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72]/[.D72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73]/[.D73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74]/[.D74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75]/[.D75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76]/[.D76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77]/[.D77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78]/[.D78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79]/[.D79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80]/[.D80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81]/[.D81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82]/[.D8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83]/[.D8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84]/[.D8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85]/[.D85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86]/[.D86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87]/[.D87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88]/[.D88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89]/[.D89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90]/[.D90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91]/[.D91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92]/[.D9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93]/[.D9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94]/[.D94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95]/[.D95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96]/[.D96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97]/[.D97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98]/[.D98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99]/[.D99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100]/[.D100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101]/[.D101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02]/[.D102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03]/[.D103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104]/[.D104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105]/[.D105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106]/[.D106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107]/[.D107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08]/[.D108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09]/[.D109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110]/[.D110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111]/[.D111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112]/[.D112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113]/[.D113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14]/[.D114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15]/[.D115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116]/[.D116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117]/[.D117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118]/[.D118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119]/[.D119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20]/[.D120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21]/[.D121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5:51:32.2116764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1:46:47.347485819</meta:creation-date>
    <dc:date>2021-05-08T17:51:05.685081999</dc:date>
    <meta:editing-duration>PT1H40M5S</meta:editing-duration>
    <meta:editing-cycles>4</meta:editing-cycles>
    <meta:generator>LibreOffice/6.4.7.2$Linux_X86_64 LibreOffice_project/40$Build-2</meta:generator>
    <meta:document-statistic meta:table-count="1" meta:cell-count="730" meta:object-count="0"/>
  </office:meta>
</office:document-meta>
</file>